
<file path=META-INF/manifest.xml><?xml version="1.0" encoding="utf-8"?>
<manifest:manifest xmlns:manifest="urn:oasis:names:tc:opendocument:xmlns:manifest:1.0">
  <manifest:file-entry manifest:full-path="/" manifest:media-type="application/vnd.oasis.opendocument.text"/>
  <manifest:file-entry manifest:full-path="Thumbnails/thumbnail.png" manifest:media-type="image/png"/>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明朝" svg:font-family="ＭＳ 明朝" style:font-family-generic="system" style:font-pitch="variable"/>
    <style:font-face style:name="Lucida Grande" svg:font-family="Lucida Grande" style:font-family-generic="system" style:font-pitch="variable"/>
    <style:font-face style:name="Tahoma" svg:font-family="Tahoma" style:font-family-generic="swiss" style:font-pitch="variable" svg:panose-1="2 11 6 4 3 5 4 4 2 4"/>
    <style:font-face style:name="Vagabond" svg:font-family="Vagabond" style:font-family-generic="system" style:font-pitch="variable"/>
    <style:font-face style:name="Arial" svg:font-family="Arial" style:font-family-generic="swiss" style:font-pitch="variable" svg:panose-1="2 11 6 4 2 2 2 2 2 4"/>
    <style:font-face style:name="ＭＳ ゴシック" svg:font-family="ＭＳ ゴシック"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widows="0" fo:orphans="0" fo:break-before="page" style:text-autospace="none" fo:margin-bottom="0.0694in"/>
    </style:style>
    <style:style style:name="T2" style:parent-style-name="DefaultParagraphFont" style:family="text">
      <style:text-properties style:font-name="Tahoma" style:font-name-complex="Tahoma" fo:color="#FF0000" fo:letter-spacing="0.0013in" style:letter-kerning="true" style:language-asian="ja" style:country-asian="JP"/>
    </style:style>
    <style:style style:name="P3" style:parent-style-name="Normal" style:family="paragraph">
      <style:paragraph-properties fo:widows="0" fo:orphans="0" style:text-autospace="none" fo:margin-bottom="0.0694in"/>
    </style:style>
    <style:style style:name="T4" style:parent-style-name="DefaultParagraphFont" style:family="text">
      <style:text-properties style:font-name="Tahoma" style:font-name-complex="Tahoma" fo:font-weight="bold" style:font-weight-asian="bold" style:font-weight-complex="bold" fo:letter-spacing="0.0027in" style:letter-kerning="true" fo:font-size="14pt" style:font-size-asian="14pt" style:font-size-complex="14pt" style:language-asian="ja" style:country-asian="JP"/>
    </style:style>
    <style:style style:name="P5" style:parent-style-name="Normal" style:family="paragraph">
      <style:paragraph-properties fo:widows="0" fo:orphans="0" style:text-autospace="none" fo:margin-bottom="0.0694in"/>
      <style:text-properties style:font-name="Tahoma" style:font-name-complex="Tahoma" fo:letter-spacing="0.0027in" style:letter-kerning="true" style:language-asian="ja" style:country-asian="JP"/>
    </style:style>
    <style:style style:name="P6" style:parent-style-name="Normal" style:family="paragraph">
      <style:paragraph-properties fo:widows="0" fo:orphans="0" style:text-autospace="none" fo:margin-bottom="0.0694in"/>
    </style:style>
    <style:style style:name="T7" style:parent-style-name="DefaultParagraphFont" style:family="text">
      <style:text-properties style:font-name="Tahoma" style:font-name-complex="Tahoma" fo:color="#FF0000" fo:letter-spacing="0.0013in" style:letter-kerning="true" style:language-asian="ja" style:country-asian="JP"/>
    </style:style>
    <style:style style:name="P8" style:parent-style-name="Normal" style:family="paragraph">
      <style:paragraph-properties fo:widows="0" fo:orphans="0" style:text-autospace="none" fo:margin-bottom="0.0694in"/>
    </style:style>
    <style:style style:name="T9" style:parent-style-name="DefaultParagraphFont" style:family="text">
      <style:text-properties style:font-name="Tahoma" style:font-name-complex="Tahoma" fo:letter-spacing="0.0013in" style:letter-kerning="true" style:language-asian="ja" style:country-asian="JP"/>
    </style:style>
    <style:style style:name="P10" style:parent-style-name="Normal" style:family="paragraph">
      <style:paragraph-properties fo:widows="0" fo:orphans="0" style:text-autospace="none" fo:margin-bottom="0.0694in"/>
    </style:style>
    <style:style style:name="T11" style:parent-style-name="DefaultParagraphFont" style:family="text">
      <style:text-properties style:font-name="Tahoma" style:font-name-complex="Tahoma" fo:letter-spacing="0.0013in" style:letter-kerning="true" style:language-asian="ja" style:country-asian="JP"/>
    </style:style>
    <style:style style:name="P12" style:parent-style-name="Normal" style:family="paragraph">
      <style:paragraph-properties fo:widows="0" fo:orphans="0" style:text-autospace="none" fo:margin-bottom="0.0694in"/>
    </style:style>
    <style:style style:name="T13" style:parent-style-name="DefaultParagraphFont" style:family="text">
      <style:text-properties style:font-name="Tahoma" style:font-name-complex="Tahoma" fo:letter-spacing="0.0013in" style:letter-kerning="true" style:language-asian="ja" style:country-asian="JP"/>
    </style:style>
    <style:style style:name="P14" style:parent-style-name="Normal" style:family="paragraph">
      <style:paragraph-properties fo:widows="0" fo:orphans="0" style:text-autospace="none" fo:margin-bottom="0.0694in"/>
    </style:style>
    <style:style style:name="T15" style:parent-style-name="DefaultParagraphFont" style:family="text">
      <style:text-properties style:font-name="Tahoma" style:font-name-complex="Tahoma" fo:letter-spacing="0.0013in" style:letter-kerning="true" style:language-asian="ja" style:country-asian="JP"/>
    </style:style>
    <style:style style:name="P16" style:parent-style-name="Normal" style:family="paragraph">
      <style:paragraph-properties fo:widows="0" fo:orphans="0" style:text-autospace="none" fo:margin-bottom="0.0694in"/>
    </style:style>
    <style:style style:name="T17" style:parent-style-name="DefaultParagraphFont" style:family="text">
      <style:text-properties style:font-name="Tahoma" style:font-name-complex="Tahoma" fo:letter-spacing="0.0013in" style:letter-kerning="true" style:language-asian="ja" style:country-asian="JP"/>
    </style:style>
    <style:style style:name="P18" style:parent-style-name="Normal" style:family="paragraph">
      <style:paragraph-properties fo:widows="0" fo:orphans="0" style:text-autospace="none" fo:margin-bottom="0.0694in"/>
    </style:style>
    <style:style style:name="T19" style:parent-style-name="DefaultParagraphFont" style:family="text">
      <style:text-properties style:font-name="Tahoma" style:font-name-complex="Tahoma" fo:letter-spacing="0.0013in" style:letter-kerning="true" style:language-asian="ja" style:country-asian="JP"/>
    </style:style>
    <style:style style:name="P20" style:parent-style-name="Normal" style:family="paragraph">
      <style:paragraph-properties fo:widows="0" fo:orphans="0" style:text-autospace="none" fo:margin-bottom="0.0694in"/>
    </style:style>
    <style:style style:name="T21" style:parent-style-name="DefaultParagraphFont" style:family="text">
      <style:text-properties style:font-name="Tahoma" style:font-name-complex="Tahoma" fo:letter-spacing="0.0013in" style:letter-kerning="true" style:language-asian="ja" style:country-asian="JP"/>
    </style:style>
    <style:style style:name="P22" style:parent-style-name="Normal" style:family="paragraph">
      <style:paragraph-properties fo:widows="0" fo:orphans="0" style:text-autospace="none" fo:margin-bottom="0.0694in"/>
      <style:text-properties style:font-name="Tahoma" style:font-name-complex="Tahoma" fo:letter-spacing="0.0027in" style:letter-kerning="true" style:language-asian="ja" style:country-asian="JP"/>
    </style:style>
    <style:style style:name="P23" style:parent-style-name="Normal" style:family="paragraph">
      <style:paragraph-properties fo:widows="0" fo:orphans="0" style:text-autospace="none"/>
    </style:style>
    <style:style style:name="T24" style:parent-style-name="DefaultParagraphFont" style:family="text">
      <style:text-properties style:font-name="Tahoma" style:font-name-complex="Tahoma" fo:color="#FF0000" fo:letter-spacing="0.0013in" style:letter-kerning="true" style:language-asian="ja" style:country-asian="JP"/>
    </style:style>
    <style:style style:name="P25" style:parent-style-name="Normal" style:family="paragraph">
      <style:paragraph-properties fo:widows="0" fo:orphans="0" style:text-autospace="none"/>
      <style:text-properties style:font-name="Tahoma" style:font-name-complex="Tahoma" fo:color="#FF0000" style:letter-kerning="true" style:language-asian="ja" style:country-asian="JP"/>
    </style:style>
    <style:style style:name="P26" style:parent-style-name="Normal" style:family="paragraph">
      <style:paragraph-properties fo:widows="0" fo:orphans="0" style:text-autospace="none" fo:margin-bottom="0.0694in"/>
    </style:style>
    <style:style style:name="T27" style:parent-style-name="DefaultParagraphFont" style:family="text">
      <style:text-properties style:font-name="Vagabond" style:font-name-complex="Vagabond" fo:color="#5C2D91" fo:letter-spacing="0.0027in" style:letter-kerning="true" fo:font-size="24pt" style:font-size-asian="24pt" style:font-size-complex="24pt" style:language-asian="ja" style:country-asian="JP"/>
    </style:style>
    <style:style style:name="P28" style:parent-style-name="Normal" style:family="paragraph">
      <style:paragraph-properties fo:widows="0" fo:orphans="0" style:text-autospace="none" fo:margin-bottom="0.1111in"/>
      <style:text-properties style:font-name="Tahoma" style:font-name-complex="Tahoma" fo:letter-spacing="0.0013in" style:letter-kerning="true" style:language-asian="ja" style:country-asian="JP"/>
    </style:style>
    <style:style style:name="P29" style:parent-style-name="Normal" style:family="paragraph">
      <style:paragraph-properties fo:widows="0" fo:orphans="0" style:text-autospace="none" fo:margin-bottom="0.1111in"/>
      <style:text-properties style:font-name="Tahoma" style:font-name-complex="Tahoma" fo:letter-spacing="0.0013in" style:letter-kerning="true" style:language-asian="ja" style:country-asian="JP"/>
    </style:style>
    <style:style style:name="P30" style:parent-style-name="Normal" style:family="paragraph">
      <style:paragraph-properties fo:widows="0" fo:orphans="0" style:text-autospace="none" fo:margin-bottom="0.1111in"/>
      <style:text-properties style:font-name="Tahoma" style:font-name-complex="Tahoma" fo:letter-spacing="0.0013in" style:letter-kerning="true" style:language-asian="ja" style:country-asian="JP"/>
    </style:style>
    <style:style style:name="P31" style:parent-style-name="Normal" style:family="paragraph">
      <style:paragraph-properties fo:widows="0" fo:orphans="0" style:text-autospace="none" fo:margin-bottom="0.1111in"/>
      <style:text-properties style:font-name="Tahoma" style:font-name-complex="Tahoma" fo:letter-spacing="0.0013in" style:letter-kerning="true" style:language-asian="ja" style:country-asian="JP"/>
    </style:style>
    <style:style style:name="P32" style:parent-style-name="Normal" style:family="paragraph">
      <style:paragraph-properties fo:widows="0" fo:orphans="0" style:text-autospace="none" fo:margin-bottom="0.1111in"/>
    </style:style>
    <style:style style:name="T33" style:parent-style-name="DefaultParagraphFont" style:family="text">
      <style:text-properties style:font-name="Tahoma" style:font-name-complex="Tahoma" fo:font-weight="bold" style:font-weight-asian="bold" style:font-weight-complex="bold" fo:letter-spacing="0.0013in" style:letter-kerning="true" style:language-asian="ja" style:country-asian="JP"/>
    </style:style>
    <style:style style:name="P34" style:parent-style-name="Normal" style:family="paragraph">
      <style:paragraph-properties fo:widows="0" fo:orphans="0" style:text-autospace="none" fo:margin-bottom="0.1111in"/>
      <style:text-properties style:font-name="Tahoma" style:font-name-complex="Tahoma" fo:letter-spacing="0.0013in" style:letter-kerning="true" style:language-asian="ja" style:country-asian="JP"/>
    </style:style>
    <style:style style:name="P35" style:parent-style-name="Normal" style:family="paragraph">
      <style:paragraph-properties fo:widows="0" fo:orphans="0" style:text-autospace="none"/>
    </style:style>
    <style:style style:name="T36" style:parent-style-name="DefaultParagraphFont" style:family="text">
      <style:text-properties style:font-name="Tahoma" style:font-name-complex="Tahoma" fo:color="#FF0000" fo:letter-spacing="0.0013in" style:letter-kerning="true" style:language-asian="ja" style:country-asian="JP"/>
    </style:style>
    <style:style style:name="P37" style:parent-style-name="Normal" style:family="paragraph">
      <style:paragraph-properties fo:widows="0" fo:orphans="0" style:text-autospace="none"/>
      <style:text-properties style:font-name="Tahoma" style:font-name-complex="Tahoma" fo:color="#FF0000" fo:letter-spacing="0.0013in" style:letter-kerning="true" style:language-asian="ja" style:country-asian="JP"/>
    </style:style>
    <style:style style:name="P38" style:parent-style-name="Normal" style:family="paragraph">
      <style:paragraph-properties fo:widows="0" fo:orphans="0" style:text-autospace="none" fo:margin-bottom="0.0694in"/>
    </style:style>
    <style:style style:name="T39" style:parent-style-name="DefaultParagraphFont" style:family="text">
      <style:text-properties style:font-name="Vagabond" style:font-name-complex="Vagabond" fo:color="#5C2D91" fo:letter-spacing="0.0027in" style:letter-kerning="true" fo:font-size="24pt" style:font-size-asian="24pt" style:font-size-complex="24pt" style:language-asian="ja" style:country-asian="JP"/>
    </style:style>
    <style:style style:name="P40" style:parent-style-name="Normal" style:family="paragraph">
      <style:paragraph-properties fo:widows="0" fo:orphans="0" style:text-autospace="none" fo:margin-bottom="0.1111in"/>
      <style:text-properties style:font-name="Tahoma" style:font-name-complex="Tahoma" style:letter-kerning="true" style:language-asian="ja" style:country-asian="JP"/>
    </style:style>
    <style:style style:name="P41" style:parent-style-name="Normal" style:family="paragraph">
      <style:paragraph-properties fo:widows="0" fo:orphans="0" style:text-autospace="none" fo:margin-bottom="0.0277in"/>
    </style:style>
    <style:style style:name="T42" style:parent-style-name="DefaultParagraphFont" style:family="text">
      <style:text-properties style:font-name="Tahoma" style:font-name-complex="Tahoma" fo:font-weight="bold" style:font-weight-asian="bold" style:font-weight-complex="bold" style:letter-kerning="true" style:language-asian="ja" style:country-asian="JP"/>
    </style:style>
    <style:style style:name="P43" style:parent-style-name="Normal" style:family="paragraph">
      <style:paragraph-properties fo:widows="0" fo:orphans="0" style:text-autospace="none" fo:margin-bottom="0.3888in"/>
      <style:text-properties style:font-name="Tahoma" style:font-name-complex="Tahoma" style:letter-kerning="true" style:language-asian="ja" style:country-asian="JP"/>
    </style:style>
    <style:style style:name="P44" style:parent-style-name="Normal" style:family="paragraph">
      <style:paragraph-properties fo:widows="0" fo:orphans="0" style:text-autospace="none" fo:margin-bottom="0.0277in"/>
    </style:style>
    <style:style style:name="T45" style:parent-style-name="DefaultParagraphFont" style:family="text">
      <style:text-properties style:font-name="Tahoma" style:font-name-complex="Tahoma" fo:font-weight="bold" style:font-weight-asian="bold" style:font-weight-complex="bold" style:letter-kerning="true" style:language-asian="ja" style:country-asian="JP"/>
    </style:style>
    <style:style style:name="P46" style:parent-style-name="Normal" style:family="paragraph">
      <style:paragraph-properties fo:widows="0" fo:orphans="0" style:text-autospace="none" fo:margin-bottom="0.3888in"/>
      <style:text-properties style:font-name="Tahoma" style:font-name-complex="Tahoma" style:letter-kerning="true" style:language-asian="ja" style:country-asian="JP"/>
    </style:style>
    <style:style style:name="P47" style:parent-style-name="Normal" style:family="paragraph">
      <style:paragraph-properties fo:widows="0" fo:orphans="0" style:text-autospace="none" fo:margin-bottom="0.0277in"/>
    </style:style>
    <style:style style:name="T48" style:parent-style-name="DefaultParagraphFont" style:family="text">
      <style:text-properties style:font-name="Tahoma" style:font-name-complex="Tahoma" fo:font-weight="bold" style:font-weight-asian="bold" style:font-weight-complex="bold" style:letter-kerning="true" style:language-asian="ja" style:country-asian="JP"/>
    </style:style>
    <style:style style:name="P49" style:parent-style-name="Normal" style:family="paragraph">
      <style:paragraph-properties fo:widows="0" fo:orphans="0" style:text-autospace="none" fo:margin-bottom="0.3888in"/>
      <style:text-properties style:font-name="Tahoma" style:font-name-complex="Tahoma" style:letter-kerning="true" style:language-asian="ja" style:country-asian="JP"/>
    </style:style>
    <style:style style:name="P50" style:parent-style-name="Normal" style:family="paragraph">
      <style:paragraph-properties fo:widows="0" fo:orphans="0" style:text-autospace="none" fo:margin-bottom="0.0277in"/>
    </style:style>
    <style:style style:name="T51" style:parent-style-name="DefaultParagraphFont" style:family="text">
      <style:text-properties style:font-name="Tahoma" style:font-name-complex="Tahoma" fo:font-weight="bold" style:font-weight-asian="bold" style:font-weight-complex="bold" style:letter-kerning="true" style:language-asian="ja" style:country-asian="JP"/>
    </style:style>
    <style:style style:name="P52" style:parent-style-name="Normal" style:family="paragraph">
      <style:paragraph-properties fo:widows="0" fo:orphans="0" style:text-autospace="none" fo:margin-bottom="0.1111in"/>
      <style:text-properties style:font-name="Tahoma" style:font-name-complex="Tahoma" style:letter-kerning="true" style:language-asian="ja" style:country-asian="JP"/>
    </style:style>
    <style:style style:name="P53" style:parent-style-name="Normal" style:family="paragraph">
      <style:paragraph-properties fo:widows="0" fo:orphans="0" style:text-autospace="none" fo:margin-bottom="0.1111in"/>
      <style:text-properties style:font-name="Tahoma" style:font-name-complex="Tahoma" style:letter-kerning="true" style:language-asian="ja" style:country-asian="JP"/>
    </style:style>
    <style:style style:name="P54" style:parent-style-name="Normal" style:family="paragraph">
      <style:paragraph-properties fo:widows="0" fo:orphans="0" style:text-autospace="none"/>
    </style:style>
    <style:style style:name="T55" style:parent-style-name="DefaultParagraphFont" style:family="text">
      <style:text-properties style:font-name="Tahoma" style:font-name-complex="Tahoma" fo:color="#FF0000" fo:letter-spacing="0.0013in" style:letter-kerning="true" style:language-asian="ja" style:country-asian="JP"/>
    </style:style>
    <style:style style:name="P56" style:parent-style-name="Normal" style:family="paragraph">
      <style:paragraph-properties fo:widows="0" fo:orphans="0" style:text-autospace="none"/>
      <style:text-properties style:font-name="Tahoma" style:font-name-complex="Tahoma" fo:color="#FF0000" style:letter-kerning="true" style:language-asian="ja" style:country-asian="JP"/>
    </style:style>
    <style:style style:name="P57" style:parent-style-name="Normal" style:family="paragraph">
      <style:paragraph-properties fo:widows="0" fo:orphans="0" style:text-autospace="none" fo:margin-bottom="0.0694in"/>
    </style:style>
    <style:style style:name="T58" style:parent-style-name="DefaultParagraphFont" style:family="text">
      <style:text-properties style:font-name="Vagabond" style:font-name-complex="Vagabond" fo:color="#5C2D91" fo:letter-spacing="0.0027in" style:letter-kerning="true" fo:font-size="24pt" style:font-size-asian="24pt" style:font-size-complex="24pt" style:language-asian="ja" style:country-asian="JP"/>
    </style:style>
    <style:style style:name="P59" style:parent-style-name="Normal" style:family="paragraph">
      <style:paragraph-properties fo:widows="0" fo:orphans="0" style:text-autospace="none" fo:margin-bottom="0.1111in"/>
      <style:text-properties style:font-name="Tahoma" style:font-name-complex="Tahoma" style:letter-kerning="true" style:language-asian="ja" style:country-asian="JP"/>
    </style:style>
    <style:style style:name="P60" style:parent-style-name="Normal" style:family="paragraph">
      <style:paragraph-properties fo:widows="0" fo:orphans="0" style:text-autospace="none" fo:margin-bottom="0.1111in"/>
      <style:text-properties style:font-name="Tahoma" style:font-name-complex="Tahoma" style:letter-kerning="true" style:language-asian="ja" style:country-asian="JP"/>
    </style:style>
    <style:style style:name="P61" style:parent-style-name="Normal" style:family="paragraph">
      <style:paragraph-properties fo:widows="0" fo:orphans="0" style:text-autospace="none" fo:margin-bottom="0.1111in"/>
      <style:text-properties style:font-name="Tahoma" style:font-name-complex="Tahoma" style:letter-kerning="true" style:language-asian="ja" style:country-asian="JP"/>
    </style:style>
    <style:style style:name="P62" style:parent-style-name="Normal" style:family="paragraph">
      <style:paragraph-properties fo:widows="0" fo:orphans="0" style:text-autospace="none" fo:margin-bottom="0.1111in"/>
      <style:text-properties style:font-name="Tahoma" style:font-name-complex="Tahoma" style:letter-kerning="true" style:language-asian="ja" style:country-asian="JP"/>
    </style:style>
    <style:style style:name="P63" style:parent-style-name="Normal" style:family="paragraph">
      <style:paragraph-properties fo:widows="0" fo:orphans="0" style:text-autospace="none"/>
      <style:text-properties style:font-name="Tahoma" style:font-name-complex="Tahoma" fo:color="#FF0000" style:letter-kerning="true" style:language-asian="ja" style:country-asian="JP"/>
    </style:style>
    <style:style style:name="P64" style:parent-style-name="Normal" style:family="paragraph">
      <style:paragraph-properties fo:widows="0" fo:orphans="0" style:text-autospace="none"/>
    </style:style>
    <style:style style:name="T65" style:parent-style-name="DefaultParagraphFont" style:family="text">
      <style:text-properties style:font-name="Tahoma" style:font-name-complex="Tahoma" fo:color="#FF0000" fo:letter-spacing="0.0013in" style:letter-kerning="true" style:language-asian="ja" style:country-asian="JP"/>
    </style:style>
    <style:style style:name="P66" style:parent-style-name="Normal" style:family="paragraph">
      <style:paragraph-properties fo:widows="0" fo:orphans="0" style:text-autospace="none"/>
      <style:text-properties style:font-name="Tahoma" style:font-name-complex="Tahoma" fo:color="#FF0000" fo:letter-spacing="0.0013in" style:letter-kerning="true" style:language-asian="ja" style:country-asian="JP"/>
    </style:style>
    <style:style style:name="P67" style:parent-style-name="Normal" style:family="paragraph">
      <style:paragraph-properties fo:widows="0" fo:orphans="0" style:text-autospace="none" fo:margin-bottom="0.0694in"/>
    </style:style>
    <style:style style:name="T68" style:parent-style-name="DefaultParagraphFont" style:family="text">
      <style:text-properties style:font-name="Vagabond" style:font-name-complex="Vagabond" fo:color="#5C2D91" fo:letter-spacing="0.0027in" style:letter-kerning="true" fo:font-size="24pt" style:font-size-asian="24pt" style:font-size-complex="24pt" style:language-asian="ja" style:country-asian="JP"/>
    </style:style>
    <style:style style:name="P69" style:parent-style-name="Normal" style:family="paragraph">
      <style:paragraph-properties fo:widows="0" fo:orphans="0" style:text-autospace="none" fo:margin-bottom="0.1111in"/>
      <style:text-properties style:font-name="Tahoma" style:font-name-complex="Tahoma" fo:letter-spacing="0.0013in" style:letter-kerning="true" style:language-asian="ja" style:country-asian="JP"/>
    </style:style>
    <style:style style:name="P70" style:parent-style-name="Normal" style:family="paragraph">
      <style:paragraph-properties fo:widows="0" fo:orphans="0" style:text-autospace="none" fo:margin-bottom="0.1111in"/>
      <style:text-properties style:font-name="Tahoma" style:font-name-complex="Tahoma" fo:letter-spacing="0.0013in" style:letter-kerning="true" style:language-asian="ja" style:country-asian="JP"/>
    </style:style>
    <style:style style:name="P71" style:parent-style-name="Normal" style:family="paragraph">
      <style:paragraph-properties fo:widows="0" fo:orphans="0" style:text-autospace="none"/>
    </style:style>
    <style:style style:name="T72" style:parent-style-name="DefaultParagraphFont" style:family="text">
      <style:text-properties style:font-name="Tahoma" style:font-name-complex="Tahoma" fo:color="#FF0000" fo:letter-spacing="0.0013in" style:letter-kerning="true" style:language-asian="ja" style:country-asian="JP"/>
    </style:style>
    <style:style style:name="P73" style:parent-style-name="Normal" style:family="paragraph">
      <style:paragraph-properties fo:widows="0" fo:orphans="0" style:text-autospace="none"/>
      <style:text-properties style:font-name="Tahoma" style:font-name-complex="Tahoma" fo:color="#FF0000" style:letter-kerning="true" style:language-asian="ja" style:country-asian="JP"/>
    </style:style>
    <style:style style:name="P74" style:parent-style-name="Normal" style:family="paragraph">
      <style:paragraph-properties fo:widows="0" fo:orphans="0" style:text-autospace="none" fo:margin-bottom="0.0694in"/>
    </style:style>
    <style:style style:name="T75" style:parent-style-name="DefaultParagraphFont" style:family="text">
      <style:text-properties style:font-name="Vagabond" style:font-name-complex="Vagabond" fo:color="#5C2D91" fo:letter-spacing="0.0027in" style:letter-kerning="true" fo:font-size="24pt" style:font-size-asian="24pt" style:font-size-complex="24pt" style:language-asian="ja" style:country-asian="JP"/>
    </style:style>
    <style:style style:name="P76" style:parent-style-name="Normal" style:family="paragraph">
      <style:paragraph-properties fo:widows="0" fo:orphans="0" style:text-autospace="none" fo:margin-bottom="0.1111in"/>
      <style:text-properties style:font-name="Tahoma" style:font-name-complex="Tahoma" fo:letter-spacing="0.0013in" style:letter-kerning="true" style:language-asian="ja" style:country-asian="JP"/>
    </style:style>
    <style:style style:name="P77" style:parent-style-name="Normal" style:family="paragraph">
      <style:paragraph-properties fo:widows="0" fo:orphans="0" style:text-autospace="none" fo:margin-bottom="0.1111in"/>
      <style:text-properties style:font-name="Tahoma" style:font-name-complex="Tahoma" fo:letter-spacing="0.0013in" style:letter-kerning="true" style:language-asian="ja" style:country-asian="JP"/>
    </style:style>
    <style:style style:name="P78" style:parent-style-name="Normal" style:family="paragraph">
      <style:paragraph-properties fo:widows="0" fo:orphans="0" style:text-autospace="none" fo:margin-bottom="0.1527in"/>
    </style:style>
    <style:style style:name="T79" style:parent-style-name="DefaultParagraphFont" style:family="text">
      <style:text-properties style:font-name="Tahoma" style:font-name-complex="Tahoma" fo:letter-spacing="0.0013in" style:letter-kerning="true" style:language-asian="ja" style:country-asian="JP"/>
    </style:style>
    <style:style style:name="T80" style:parent-style-name="DefaultParagraphFont" style:family="text">
      <style:text-properties style:font-name="Tahoma" style:font-name-complex="Tahoma" fo:color="#5C2D91" fo:letter-spacing="0.0013in" style:letter-kerning="true" style:text-underline-type="single" style:text-underline-style="solid" style:text-underline-width="auto" style:text-underline-mode="continuous" style:text-underline-color="#5C2D91" style:language-asian="ja" style:country-asian="JP"/>
    </style:style>
    <style:style style:name="T81" style:parent-style-name="DefaultParagraphFont" style:family="text">
      <style:text-properties style:font-name="Tahoma" style:font-name-complex="Tahoma" fo:letter-spacing="0.0013in" style:letter-kerning="true" style:text-underline-color="#5C2D91" style:language-asian="ja" style:country-asian="JP"/>
    </style:style>
    <style:style style:name="P82" style:parent-style-name="Normal" style:family="paragraph">
      <style:paragraph-properties fo:widows="0" fo:orphans="0" style:text-autospace="none" fo:margin-bottom="0.1111in" fo:margin-left="0.1111in">
        <style:tab-stops/>
      </style:paragraph-properties>
      <style:text-properties style:font-name="Tahoma" style:font-name-complex="Tahoma" fo:letter-spacing="0.0013in" style:letter-kerning="true" style:text-underline-color="#5C2D91" style:language-asian="ja" style:country-asian="JP"/>
    </style:style>
    <style:style style:name="P83" style:parent-style-name="Normal" style:family="paragraph">
      <style:paragraph-properties fo:widows="0" fo:orphans="0" style:text-autospace="none" fo:margin-bottom="0.1111in" fo:margin-left="0.1111in">
        <style:tab-stops/>
      </style:paragraph-properties>
      <style:text-properties style:font-name="Tahoma" style:font-name-complex="Tahoma" fo:letter-spacing="0.0013in" style:letter-kerning="true" style:text-underline-color="#5C2D91" style:language-asian="ja" style:country-asian="JP"/>
    </style:style>
    <style:style style:name="P84" style:parent-style-name="Normal" style:family="paragraph">
      <style:paragraph-properties fo:widows="0" fo:orphans="0" style:text-autospace="none" fo:margin-bottom="0.1111in" fo:margin-left="0.1111in">
        <style:tab-stops/>
      </style:paragraph-properties>
      <style:text-properties style:font-name="Tahoma" style:font-name-complex="Tahoma" fo:letter-spacing="0.0013in" style:letter-kerning="true" style:text-underline-color="#5C2D91" style:language-asian="ja" style:country-asian="JP"/>
    </style:style>
    <style:style style:name="P85" style:parent-style-name="Normal" style:family="paragraph">
      <style:paragraph-properties fo:widows="0" fo:orphans="0" style:text-autospace="none" fo:margin-bottom="0.1527in"/>
    </style:style>
    <style:style style:name="T86" style:parent-style-name="DefaultParagraphFont" style:family="text">
      <style:text-properties style:font-name="Tahoma" style:font-name-complex="Tahoma" fo:color="#5C2D91" fo:letter-spacing="0.0013in" style:letter-kerning="true" style:text-underline-type="single" style:text-underline-style="solid" style:text-underline-width="auto" style:text-underline-mode="continuous" style:text-underline-color="#5C2D91" style:language-asian="ja" style:country-asian="JP"/>
    </style:style>
    <style:style style:name="P87" style:parent-style-name="Normal" style:family="paragraph">
      <style:paragraph-properties fo:widows="0" fo:orphans="0" style:text-autospace="none"/>
      <style:text-properties style:font-name="Tahoma" style:font-name-complex="Tahoma" fo:letter-spacing="0.0013in" style:letter-kerning="true" style:text-underline-color="#5C2D91" style:language-asian="ja" style:country-asian="JP"/>
    </style:style>
    <style:style style:name="P88" style:parent-style-name="Normal" style:family="paragraph">
      <style:paragraph-properties fo:widows="0" fo:orphans="0" style:text-autospace="none"/>
    </style:style>
    <style:style style:name="T89" style:parent-style-name="DefaultParagraphFont" style:family="text">
      <style:text-properties style:font-name="Tahoma" style:font-name-complex="Tahoma" fo:color="#FF0000" fo:letter-spacing="0.0013in" style:letter-kerning="true" style:text-underline-color="#5C2D91" style:language-asian="ja" style:country-asian="JP"/>
    </style:style>
    <style:style style:name="P90" style:parent-style-name="Normal" style:family="paragraph">
      <style:paragraph-properties fo:widows="0" fo:orphans="0" style:text-autospace="none"/>
      <style:text-properties style:font-name="Tahoma" style:font-name-complex="Tahoma" fo:color="#FF0000" style:letter-kerning="true" style:text-underline-color="#5C2D91" style:language-asian="ja" style:country-asian="JP"/>
    </style:style>
    <style:style style:name="P91" style:parent-style-name="Normal" style:family="paragraph">
      <style:paragraph-properties fo:widows="0" fo:orphans="0" style:text-autospace="none" fo:margin-bottom="0.1111in"/>
      <style:text-properties style:font-name="Tahoma" style:font-name-complex="Tahoma" style:letter-kerning="true" style:text-underline-color="#5C2D91" style:language-asian="ja" style:country-asian="JP"/>
    </style:style>
    <style:style style:name="P92" style:parent-style-name="Normal" style:family="paragraph">
      <style:paragraph-properties fo:widows="0" fo:orphans="0" style:text-autospace="none" fo:margin-bottom="0.0694in"/>
    </style:style>
    <style:style style:name="T93" style:parent-style-name="DefaultParagraphFont" style:family="text">
      <style:text-properties style:font-name="Vagabond" style:font-name-complex="Vagabond" fo:color="#5C2D91" fo:letter-spacing="0.0027in" style:letter-kerning="true" fo:font-size="24pt" style:font-size-asian="24pt" style:font-size-complex="24pt" style:text-underline-color="#5C2D91" style:language-asian="ja" style:country-asian="JP"/>
    </style:style>
    <style:style style:name="P94" style:parent-style-name="Normal" style:family="paragraph">
      <style:paragraph-properties fo:widows="0" fo:orphans="0" style:text-autospace="none" fo:margin-bottom="0.1944in"/>
      <style:text-properties style:font-name="Arial" style:font-name-complex="Arial" fo:font-weight="bold" style:font-weight-asian="bold" style:font-weight-complex="bold" style:letter-kerning="true" fo:font-size="14pt" style:font-size-asian="14pt" style:font-size-complex="14pt" style:text-underline-color="#5C2D91" style:language-asian="ja" style:country-asian="JP"/>
    </style:style>
    <style:style style:name="P95" style:parent-style-name="Normal" style:family="paragraph">
      <style:paragraph-properties fo:widows="0" fo:orphans="0" style:text-autospace="none" fo:margin-bottom="0.1944in"/>
      <style:text-properties style:font-name="Arial" style:font-name-complex="Arial" style:letter-kerning="true" fo:font-size="14pt" style:font-size-asian="14pt" style:font-size-complex="14pt" style:text-underline-color="#5C2D91" style:language-asian="ja" style:country-asian="JP"/>
    </style:style>
    <style:style style:name="P96" style:parent-style-name="Normal" style:family="paragraph">
      <style:paragraph-properties fo:widows="0" fo:orphans="0" style:text-autospace="none" fo:margin-bottom="0.1111in"/>
    </style:style>
    <style:style style:name="T97" style:parent-style-name="DefaultParagraphFont" style:family="text">
      <style:text-properties style:font-name="Tahoma" style:font-name-complex="Tahoma" style:letter-kerning="true" style:text-underline-color="#5C2D91" style:language-asian="ja" style:country-asian="JP"/>
    </style:style>
    <style:style style:name="T98" style:parent-style-name="DefaultParagraphFont" style:family="text">
      <style:text-properties style:font-name="Tahoma" style:font-name-complex="Tahoma" fo:color="#5C2D91" style:letter-kerning="true" style:text-underline-type="single" style:text-underline-style="solid" style:text-underline-width="auto" style:text-underline-mode="continuous" style:text-underline-color="#5C2D91" style:language-asian="ja" style:country-asian="JP"/>
    </style:style>
    <style:style style:name="T99" style:parent-style-name="DefaultParagraphFont" style:family="text">
      <style:text-properties style:font-name="Tahoma" style:font-name-complex="Tahoma" fo:color="#FF0000" style:letter-kerning="true" style:text-underline-color="#5C2D91" style:language-asian="ja" style:country-asian="JP"/>
    </style:style>
    <style:style style:name="T100" style:parent-style-name="DefaultParagraphFont" style:family="text">
      <style:text-properties style:font-name="Tahoma" style:font-name-complex="Tahoma" style:letter-kerning="true" style:text-underline-color="#5C2D91" style:language-asian="ja" style:country-asian="JP"/>
    </style:style>
    <style:style style:name="T101" style:parent-style-name="DefaultParagraphFont" style:family="text">
      <style:text-properties style:font-name="Tahoma" style:font-name-complex="Tahoma" fo:color="#FF0000" style:letter-kerning="true" style:text-underline-color="#5C2D91" style:language-asian="ja" style:country-asian="JP"/>
    </style:style>
    <style:style style:name="T102" style:parent-style-name="DefaultParagraphFont" style:family="text">
      <style:text-properties style:font-name="Tahoma" style:font-name-complex="Tahoma" fo:color="#5C2D91" style:letter-kerning="true" style:text-underline-type="single" style:text-underline-style="solid" style:text-underline-width="auto" style:text-underline-mode="continuous" style:text-underline-color="#5C2D91" style:language-asian="ja" style:country-asian="JP"/>
    </style:style>
    <style:style style:name="T103" style:parent-style-name="DefaultParagraphFont" style:family="text">
      <style:text-properties style:font-name="Tahoma" style:font-name-complex="Tahoma" fo:color="#FF0000" style:letter-kerning="true" style:text-underline-color="#5C2D91" style:language-asian="ja" style:country-asian="JP"/>
    </style:style>
    <style:style style:name="P104" style:parent-style-name="Normal" style:family="paragraph">
      <style:paragraph-properties fo:widows="0" fo:orphans="0" style:text-autospace="none" fo:margin-bottom="0.1111in"/>
    </style:style>
    <style:style style:name="T105" style:parent-style-name="DefaultParagraphFont" style:family="text">
      <style:text-properties style:font-name="Tahoma" style:font-name-complex="Tahoma" style:letter-kerning="true" style:text-underline-color="#5C2D91" style:language-asian="ja" style:country-asian="JP"/>
    </style:style>
    <style:style style:name="T106" style:parent-style-name="DefaultParagraphFont" style:family="text">
      <style:text-properties style:font-name="Tahoma" style:font-name-complex="Tahoma" fo:color="#5C2D91" style:letter-kerning="true" style:text-underline-type="single" style:text-underline-style="solid" style:text-underline-width="auto" style:text-underline-mode="continuous" style:text-underline-color="#5C2D91" style:language-asian="ja" style:country-asian="JP"/>
    </style:style>
    <style:style style:name="T107" style:parent-style-name="DefaultParagraphFont" style:family="text">
      <style:text-properties style:font-name="Tahoma" style:font-name-complex="Tahoma" fo:color="#5C2D91" style:letter-kerning="true" style:text-underline-color="#5C2D91" style:language-asian="ja" style:country-asian="JP"/>
    </style:style>
    <style:style style:name="T108" style:parent-style-name="DefaultParagraphFont" style:family="text">
      <style:text-properties style:font-name="Tahoma" style:font-name-complex="Tahoma" style:letter-kerning="true" style:text-underline-color="#5C2D91" style:language-asian="ja" style:country-asian="JP"/>
    </style:style>
    <style:style style:name="P109" style:parent-style-name="Normal" style:family="paragraph">
      <style:paragraph-properties fo:widows="0" fo:orphans="0" style:text-autospace="none" fo:margin-bottom="0.1111in"/>
    </style:style>
    <style:style style:name="T110" style:parent-style-name="DefaultParagraphFont" style:family="text">
      <style:text-properties style:font-name="Tahoma" style:font-name-complex="Tahoma" style:letter-kerning="true" style:text-underline-color="#5C2D91" style:language-asian="ja" style:country-asian="JP"/>
    </style:style>
    <style:style style:name="T111" style:parent-style-name="DefaultParagraphFont" style:family="text">
      <style:text-properties style:font-name="Tahoma" style:font-name-complex="Tahoma" fo:color="#5C2D91" style:letter-kerning="true" style:text-underline-type="single" style:text-underline-style="solid" style:text-underline-width="auto" style:text-underline-mode="continuous" style:text-underline-color="#5C2D91" style:language-asian="ja" style:country-asian="JP"/>
    </style:style>
    <style:style style:name="T112" style:parent-style-name="DefaultParagraphFont" style:family="text">
      <style:text-properties style:font-name="Tahoma" style:font-name-complex="Tahoma" fo:color="#5C2D91" style:letter-kerning="true" style:text-underline-color="#5C2D91" style:language-asian="ja" style:country-asian="JP"/>
    </style:style>
    <style:style style:name="T113" style:parent-style-name="DefaultParagraphFont" style:family="text">
      <style:text-properties style:font-name="Tahoma" style:font-name-complex="Tahoma" style:letter-kerning="true" style:text-underline-color="#5C2D91" style:language-asian="ja" style:country-asian="JP"/>
    </style:style>
    <style:style style:name="P114" style:parent-style-name="Normal" style:family="paragraph">
      <style:paragraph-properties fo:widows="0" fo:orphans="0" style:text-autospace="none" fo:margin-bottom="0.1111in"/>
    </style:style>
    <style:style style:name="T115" style:parent-style-name="DefaultParagraphFont" style:family="text">
      <style:text-properties style:font-name="Tahoma" style:font-name-complex="Tahoma" style:letter-kerning="true" style:text-underline-color="#5C2D91" style:language-asian="ja" style:country-asian="JP"/>
    </style:style>
    <style:style style:name="T116" style:parent-style-name="DefaultParagraphFont" style:family="text">
      <style:text-properties style:font-name="Tahoma" style:font-name-complex="Tahoma" fo:color="#5C2D91" style:letter-kerning="true" style:text-underline-type="single" style:text-underline-style="solid" style:text-underline-width="auto" style:text-underline-mode="continuous" style:text-underline-color="#5C2D91" style:language-asian="ja" style:country-asian="JP"/>
    </style:style>
    <style:style style:name="T117" style:parent-style-name="DefaultParagraphFont" style:family="text">
      <style:text-properties style:font-name="Tahoma" style:font-name-complex="Tahoma" fo:color="#5C2D91" style:letter-kerning="true" style:text-underline-color="#5C2D91" style:language-asian="ja" style:country-asian="JP"/>
    </style:style>
    <style:style style:name="T118" style:parent-style-name="DefaultParagraphFont" style:family="text">
      <style:text-properties style:font-name="Tahoma" style:font-name-complex="Tahoma" style:letter-kerning="true" style:text-underline-color="#5C2D91" style:language-asian="ja" style:country-asian="JP"/>
    </style:style>
    <style:style style:name="P119" style:parent-style-name="Normal" style:family="paragraph">
      <style:paragraph-properties fo:widows="0" fo:orphans="0" style:text-autospace="none" fo:margin-bottom="0.1111in"/>
      <style:text-properties style:font-name="Tahoma" style:font-name-complex="Tahoma" style:letter-kerning="true" style:text-underline-color="#5C2D91" style:language-asian="ja" style:country-asian="JP"/>
    </style:style>
    <style:style style:name="P120" style:parent-style-name="Normal" style:family="paragraph">
      <style:paragraph-properties fo:widows="0" fo:orphans="0" style:text-autospace="none"/>
    </style:style>
    <style:style style:name="T121" style:parent-style-name="DefaultParagraphFont" style:family="text">
      <style:text-properties style:font-name="Tahoma" style:font-name-complex="Tahoma" fo:color="#FF0000" fo:letter-spacing="0.0013in" style:letter-kerning="true" style:text-underline-color="#5C2D91" style:language-asian="ja" style:country-asian="JP"/>
    </style:style>
    <style:style style:name="P122" style:parent-style-name="Normal" style:family="paragraph">
      <style:paragraph-properties fo:widows="0" fo:orphans="0" style:text-autospace="none"/>
      <style:text-properties style:font-name="Tahoma" style:font-name-complex="Tahoma" fo:color="#FF0000" style:letter-kerning="true" style:text-underline-color="#5C2D91" style:language-asian="ja" style:country-asian="JP"/>
    </style:style>
    <style:style style:name="P123" style:parent-style-name="Normal" style:family="paragraph">
      <style:paragraph-properties fo:widows="0" fo:orphans="0" style:text-autospace="none" fo:margin-bottom="0.1111in"/>
      <style:text-properties style:font-name="Tahoma" style:font-name-complex="Tahoma" style:letter-kerning="true" style:text-underline-color="#5C2D91" style:language-asian="ja" style:country-asian="JP"/>
    </style:style>
    <style:style style:name="P124" style:parent-style-name="Normal" style:family="paragraph">
      <style:paragraph-properties fo:widows="0" fo:orphans="0" style:text-autospace="none" fo:margin-bottom="0.0694in"/>
    </style:style>
    <style:style style:name="T125" style:parent-style-name="DefaultParagraphFont" style:family="text">
      <style:text-properties style:font-name="Vagabond" style:font-name-complex="Vagabond" fo:color="#5C2D91" fo:letter-spacing="0.0027in" style:letter-kerning="true" fo:font-size="24pt" style:font-size-asian="24pt" style:font-size-complex="24pt" style:text-underline-color="#5C2D91" style:language-asian="ja" style:country-asian="JP"/>
    </style:style>
    <style:style style:name="P126" style:parent-style-name="Normal" style:family="paragraph">
      <style:paragraph-properties fo:widows="0" fo:orphans="0" style:text-autospace="none" fo:margin-bottom="0.1111in"/>
      <style:text-properties style:font-name="Tahoma" style:font-name-complex="Tahoma" style:letter-kerning="true" style:text-underline-color="#5C2D91" style:language-asian="ja" style:country-asian="JP"/>
    </style:style>
    <style:style style:name="P127" style:parent-style-name="Normal" style:family="paragraph">
      <style:paragraph-properties fo:widows="0" fo:orphans="0" style:text-autospace="none" fo:margin-bottom="0.1111in"/>
    </style:style>
    <style:style style:name="T128" style:parent-style-name="DefaultParagraphFont" style:family="text">
      <style:text-properties style:font-name="Tahoma" style:font-name-complex="Tahoma" style:letter-kerning="true" style:text-underline-color="#5C2D91" style:language-asian="ja" style:country-asian="JP"/>
    </style:style>
    <style:style style:name="T129" style:parent-style-name="DefaultParagraphFont" style:family="text">
      <style:text-properties style:font-name="Tahoma" style:font-name-complex="Tahoma" fo:color="#5C2D91" style:letter-kerning="true" style:text-underline-type="single" style:text-underline-style="solid" style:text-underline-width="auto" style:text-underline-mode="continuous" style:text-underline-color="#5C2D91" style:language-asian="ja" style:country-asian="JP"/>
    </style:style>
    <style:style style:name="P130" style:parent-style-name="Normal" style:family="paragraph">
      <style:paragraph-properties fo:widows="0" fo:orphans="0" style:text-autospace="none" fo:margin-bottom="0.1527in"/>
      <style:text-properties style:font-name="Tahoma" style:font-name-complex="Tahoma" style:letter-kerning="true" style:text-underline-color="#5C2D91" style:language-asian="ja" style:country-asian="JP"/>
    </style:style>
    <style:style style:name="P131" style:parent-style-name="Normal" style:family="paragraph">
      <style:paragraph-properties fo:widows="0" fo:orphans="0" style:text-autospace="none" fo:margin-bottom="0.1111in" fo:margin-left="0.1111in">
        <style:tab-stops/>
      </style:paragraph-properties>
      <style:text-properties style:font-name="Tahoma" style:font-name-complex="Tahoma" style:letter-kerning="true" style:text-underline-color="#5C2D91" style:language-asian="ja" style:country-asian="JP"/>
    </style:style>
    <style:style style:name="P132" style:parent-style-name="Normal" style:family="paragraph">
      <style:paragraph-properties fo:widows="0" fo:orphans="0" style:text-autospace="none" fo:margin-bottom="0.1111in" fo:margin-left="0.1111in">
        <style:tab-stops/>
      </style:paragraph-properties>
      <style:text-properties style:font-name="Tahoma" style:font-name-complex="Tahoma" style:letter-kerning="true" style:text-underline-color="#5C2D91" style:language-asian="ja" style:country-asian="JP"/>
    </style:style>
    <style:style style:name="T133" style:parent-style-name="DefaultParagraphFont" style:family="text">
      <style:text-properties style:font-name="Tahoma" style:font-name-complex="Tahoma" style:letter-kerning="true" style:text-underline-color="#5C2D91" style:language-asian="ja" style:country-asian="JP"/>
    </style:style>
  </office:automatic-styles>
  <office:body>
    <office:text text:use-soft-page-breaks="true">
      <text:p text:style-name="P1"><text:span text:style-name="T2">Title to sit in top blue bar:</text:span></text:p>
      <text:p text:style-name="P3"><text:span text:style-name="T4">Corporate information</text:span></text:p>
      <text:p text:style-name="P5"/>
      <text:p text:style-name="P6"><text:span text:style-name="T7">Left hand Side Navigation:</text:span></text:p>
      <text:p text:style-name="P8"><text:span text:style-name="T9">About us</text:span></text:p>
      <text:p text:style-name="P10"><text:span text:style-name="T11">Management team</text:span></text:p>
      <text:p text:style-name="P12"><text:span text:style-name="T13">Vision</text:span></text:p>
      <text:p text:style-name="P14"><text:span text:style-name="T15">FAQs</text:span></text:p>
      <text:p text:style-name="P16"><text:span text:style-name="T17">Careers</text:span></text:p>
      <text:p text:style-name="P18"><text:span text:style-name="T19">Press</text:span></text:p>
      <text:p text:style-name="P20"><text:span text:style-name="T21">Contact us</text:span></text:p>
      <text:p text:style-name="P22"/>
      <text:p text:style-name="P23"><text:span text:style-name="T24">About us content:</text:span></text:p>
      <text:p text:style-name="P25"/>
      <text:p text:style-name="P26"><text:span text:style-name="T27">About us</text:span></text:p>
      <text:p text:style-name="P28">Cloudware, or Software as a Service (SaaS), has been around for a long time. Think of Hotmail or Salesforce.com and you get the picture. What hasn’t emerged until now is a one-stop resource for the research, comparison and selection of cloudware.</text:p>
      <text:p text:style-name="P29">That’s where Compare Cloudware steps in. As the first website to recognise the importance of choice, independent advice and easy access to cloud providers, we cut through the hype and confusion of choosing on-demand software and services.</text:p>
      <text:p text:style-name="P30">With a solid understanding of marketing and sales, cloud technologies and services, we offer the first comprehensive digital sales channel for vendors and a trusted source of advice for growing businesses.</text:p>
      <text:p text:style-name="P31">For vendors and businesses alike, Compare Cloudware offers a user experience that is focused on what they really need. Vendors can target growing businesses efficiently and cost-effectively. Businesses can access a unique guide to services and applications available in the cloud and use an online comparison tool to find the perfect solution.</text:p>
      <text:p text:style-name="P32"><text:span text:style-name="T33">Compare Cloudware. We’re opening the cloud for business.</text:span></text:p>
      <text:p text:style-name="P34"/>
      <text:p text:style-name="P35"><text:span text:style-name="T36">Management team content:</text:span></text:p>
      <text:p text:style-name="P37"/>
      <text:p text:style-name="P38"><text:span text:style-name="T39">Management team</text:span></text:p>
      <text:p text:style-name="P40">Compare Cloudware was founded by a team of professionals who have been at the forefront of the IT sector for many years. Their combined knowledge of<text:s/><text:soft-page-break/>the technologies and systems of virtually every major IT provider has provided the insight necessary to make Compare Cloudware a unique one-stop marketplace for cloudware users and vendors.</text:p>
      <text:p text:style-name="P41"><text:span text:style-name="T42">Andrew Miller, Managing Director</text:span></text:p>
      <text:p text:style-name="P43">As the Managing Director of Wilson Miller, a leading technology marketing agency, Andrew has worked with some of the leading brands in information and technology including AT&amp;T, HP, Cisco, McAfee, Cable&amp;Wireless, and NEC. He has over 20 years’ experience in marketing and technology and has previously worked with major players like the WPP Group and PricewaterhouseCoopers.</text:p>
      <text:p text:style-name="P44"><text:span text:style-name="T45">Gary Gould, Director</text:span></text:p>
      <text:p text:style-name="P46">Prior to his current role as EMEA Theatre Marketing Director for Panduit, Gary was the Global Launch marketing lead for Cisco Systems, covering the service provider, broadcast and enterprise technology franchises. An active member of two leading technology sector marketing associations and a long-standing associate of the CIM, Gary has over 15 years’ experience in the IT and Communications sector and has worked with major brands including BT, Verizon, Virgin Media, and Cable&amp;Wireless.</text:p>
      <text:p text:style-name="P47"><text:span text:style-name="T48">Ian Wilson, Director</text:span></text:p>
      <text:p text:style-name="P49">Ian Wilson is the founder and Creative Director of Wilson Miller, a leading technology marketing agency. For the last 15 years, he has created marketing campaigns for many leading technology brands including Cisco, Telewest, RSA Security, ICL, Verizon and Demon. Prior to founding Wilson Miller, Ian spent 15 years working in creative roles for flagship agencies such as JWT, McCann Erickson and Holmes &amp; Marchant.</text:p>
      <text:p text:style-name="P50"><text:span text:style-name="T51">Caroline Read, Finance Director</text:span></text:p>
      <text:p text:style-name="P52">To be written… met aut abores autectiis ullorepro illiqui atemporem dolorae name litatus, et aut et eaquasp itasin res il mollabo rporem fugitat vellectur recturit, voluptatur, sequi ut officiendi alibus est derovit istrum dolorrumqui totaescid ut magnit vit reptatibusci dest, volo tem quunti, non poraerum dia vella at et denimagnis et, occumqu assit, omnimus que dolorepro maio. Mi, imporrum hilluptatiam quam iuscit pelitin cimustrum autate vitas.</text:p>
      <text:p text:style-name="P53"/>
      <text:p text:style-name="P54"><text:span text:style-name="T55">Vision content:</text:span></text:p>
      <text:p text:style-name="P56"/>
      <text:p text:style-name="P57"><text:span text:style-name="T58">Vision</text:span></text:p>
      <text:p text:style-name="P59">Cloudware, or Software as a Service (SaaS), is moving into the mainstream. Its ability to reduce costs and simplify IT operations has been known for a long time, and the expansion of broadband internet access has now moved it from the wish-list to the to-do list for many businesses.</text:p>
      <text:p text:style-name="P60">A few concerns remain, however. How do you shortlist and compare the hundreds of cloudware solutions out there? How do you cut through the jargon and get to the meat of the argument: what it can do for you? And how do you know that the cloudware you choose will deliver on its promise?</text:p>
      <text:p text:style-name="P61">That’s what Compare Cloudware is all about. Our vision is to be the one trusted source any business needs for any kind of cloudware.</text:p>
      <text:p text:style-name="P62">A source that can be relied upon to simplify the selection and shortlist process for business, streamline the sales process for cloudware providers, and provide an open, honest forum for everything to do with cloudware.</text:p>
      <text:p text:style-name="P63"/>
      <text:p text:style-name="P64"><text:span text:style-name="T65">FAQs content:</text:span></text:p>
      <text:p text:style-name="P66"/>
      <text:p text:style-name="P67"><text:span text:style-name="T68">FAQs</text:span></text:p>
      <text:p text:style-name="P69">The FAQs will work in the same fashion as the 'Cloudware Explained' section (anchor tag drop downs)</text:p>
      <text:p text:style-name="P70"/>
      <text:p text:style-name="P71"><text:span text:style-name="T72">Careers at Compare Cloudware content:</text:span></text:p>
      <text:p text:style-name="P73"/>
      <text:p text:style-name="P74"><text:span text:style-name="T75">Careers at Compare Cloudware</text:span></text:p>
      <text:p text:style-name="P76">Compare Cloudware is growing fast. Based in a Grade 2 listed building half an hour from London, we’re the pioneers in a rapidly transforming and dynamic market. </text:p>
      <text:p text:style-name="P77">We’re always interested in hearing from sales and marketing professionals with significant experience in the cloud and broader IT solutions. If you’d like to join an exciting and expanding business at the forefront of cloud technologies, please contact us.</text:p>
      <text:p text:style-name="P78"><text:span text:style-name="T79">Please email us at<text:s/></text:span><text:span text:style-name="T80">careers@comparecloudware.com</text:span><text:span text:style-name="T81"><text:s/>or fill out the inquiry form below:</text:span></text:p>
      <text:p text:style-name="P82">Name:<text:tab/>Your email</text:p>
      <text:p text:style-name="P83">Subject:</text:p>
      <text:p text:style-name="P84">Message:</text:p>
      <text:p text:style-name="P85"><text:span text:style-name="T86">Upload attachment</text:span></text:p>
      <text:p text:style-name="P87"/>
      <text:p text:style-name="P88"><text:span text:style-name="T89">Press content:</text:span></text:p>
      <text:p text:style-name="P90"/>
      <text:p text:style-name="P91"/>
      <text:p text:style-name="P92"><text:span text:style-name="T93">Press</text:span></text:p>
      <text:p text:style-name="P94"/>
      <text:p text:style-name="P95"/>
      <text:p text:style-name="P96"><text:span text:style-name="T97">To be written...Ga. Et audis eate soluptur, si te imolupt aturit, vollore nimpora tiurem et accus a nostiur mi, nobissunt, ommo maionse re volora qui occuptior sanimpo repudan demporrum est quibus, que lam qui am iliassequo qui teseque exces aut dunt in escidit dolores ecerchita secae doluptas expedi verferi<text:s/></text:span><text:span text:style-name="T98">Press Kit</text:span><text:span text:style-name="T99"><text:s/></text:span><text:span text:style-name="T100">maxim lautem rem atecum, Please email us at</text:span><text:span text:style-name="T101"><text:s/></text:span><text:span text:style-name="T102">press@comparecloudware.com</text:span><text:span text:style-name="T103">.</text:span></text:p>
      <text:p text:style-name="P104"><text:span text:style-name="T105">Clouduser.com Dec 15 - 2012 </text:span><text:span text:style-name="T106">Compare Cloudware changes the way we buy</text:span><text:span text:style-name="T107"> </text:span><text:span text:style-name="T108">accus a nostiur mi, nobissunt, ommo maionse re volora qui occuptior sanimpo repudan demporrum est quibus, que lam qui am iliasse.</text:span></text:p>
      <text:p text:style-name="P109"><text:span text:style-name="T110">IT World Dec 15 - 2012 </text:span><text:span text:style-name="T111">Compare Cloudware changes the way we buy</text:span><text:span text:style-name="T112"> </text:span><text:span text:style-name="T113">ommo maionse re volora qui occuptior sanimpo repudan demporrum est quibus, que lam qui am iliassequo qui teseque exces aut dunt.</text:span></text:p>
      <text:p text:style-name="P114"><text:span text:style-name="T115">Cloud Surfer Weekly Dec 15 - 2012 </text:span><text:span text:style-name="T116">Compare Cloudware changes the way we buy</text:span><text:span text:style-name="T117"> </text:span><text:span text:style-name="T118">que lam qui am iliassequo qui teseque exces aut dunt in escidit dolores ecerchita secae doluptas expedi verferi.</text:span></text:p>
      <text:p text:style-name="P119"/>
      <text:p text:style-name="P120"><text:span text:style-name="T121">Contact us content:</text:span></text:p>
      <text:p text:style-name="P122"/>
      <text:p text:style-name="P123"/>
      <text:p text:style-name="P124"><text:span text:style-name="T125">Contact us</text:span></text:p>
      <text:p text:style-name="P126">Compare Cloudware 87-91 Springfield Road Chelmsford CM2 6JL United Kingdom</text:p>
      <text:p text:style-name="P127"><text:span text:style-name="T128">T: +44 (0)1245 258700 E:<text:s/></text:span><text:span text:style-name="T129">info@comparecloudware.com</text:span></text:p>
      <text:p text:style-name="P130">Alternatively you can submit your inquiry using the form below:</text:p>
      <text:p text:style-name="P131">Name:<text:tab/>Your email</text:p>
      <text:p text:style-name="P132">Subject:</text:p>
      <text:p text:style-name="Normal"><text:span text:style-name="T133">Message:</text:span><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ＭＳ 明朝" svg:font-family="ＭＳ 明朝" style:font-family-generic="system" style:font-pitch="variable"/>
    <style:font-face style:name="Lucida Grande" svg:font-family="Lucida Grande" style:font-family-generic="system" style:font-pitch="variable"/>
    <style:font-face style:name="Tahoma" svg:font-family="Tahoma" style:font-family-generic="swiss" style:font-pitch="variable" svg:panose-1="2 11 6 4 3 5 4 4 2 4"/>
    <style:font-face style:name="Vagabond" svg:font-family="Vagabond" style:font-family-generic="system" style:font-pitch="variable"/>
    <style:font-face style:name="Arial" svg:font-family="Arial" style:font-family-generic="swiss" style:font-pitch="variable" svg:panose-1="2 11 6 4 2 2 2 2 2 4"/>
    <style:font-face style:name="ＭＳ ゴシック" svg:font-family="ＭＳ ゴシック"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font-size="12pt" style:font-size-asian="12pt" style:font-size-complex="12pt" style:language-asian="en" style:country-asian="U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gradient" draw:fill-gradient-name="a0" draw:stroke="solid" svg:stroke-width="0.01042in" svg:stroke-color="#4a7ebb" svg:stroke-opacity="100%"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style:page-layout style:name="PL0">
      <style:page-layout-properties fo:page-width="8.2638in" fo:page-height="11.6944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Wilson Miller</meta:initial-creator>
    <dc:creator>MEDIA</dc:creator>
    <meta:creation-date>2012-10-31T23:03:00Z</meta:creation-date>
    <dc:date>2012-10-31T23:03:00Z</dc:date>
    <meta:template xlink:href="Normal.dotm" xlink:type="simple"/>
    <meta:editing-cycles>2</meta:editing-cycles>
    <meta:editing-duration>PT120S</meta:editing-duration>
    <meta:document-statistic meta:page-count="4" meta:paragraph-count="12" meta:word-count="960" meta:character-count="6424" meta:row-count="45" meta:non-whitespace-character-count="5476"/>
  </office:meta>
</office:document-meta>
</file>